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to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06cm" draw:marker-start-width="0.459cm" draw:marker-end-width="0.459cm" draw:textarea-horizontal-align="center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3.75cm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>
      <style:graphic-properties draw:stroke="none" svg:stroke-color="#000000" draw:fill="none" draw:fill-color="#ffffff" fo:min-height="2.75cm"/>
    </style:style>
    <style:style style:name="gr10" style:family="graphic" style:parent-style-name="standard">
      <style:graphic-properties draw:fill-color="#ccff00" draw:textarea-horizontal-align="center" draw:textarea-vertical-align="middle"/>
    </style:style>
    <style:style style:name="gr11" style:family="graphic" style:parent-style-name="standard">
      <style:graphic-properties svg:stroke-width="0.035cm" draw:marker-start-width="0.353cm" draw:marker-end-width="0.353cm" draw:textarea-horizontal-align="center" draw:textarea-vertical-align="middle" fo:padding-top="0.143cm" fo:padding-bottom="0.143cm" fo:padding-left="0.268cm" fo:padding-right="0.268cm"/>
    </style:style>
    <style:style style:name="gr12" style:family="graphic" style:parent-style-name="standard">
      <style:graphic-properties draw:fill="solid" draw:fill-color="#ccff00" draw:textarea-horizontal-align="center" draw:textarea-vertical-align="middle"/>
    </style:style>
    <style:style style:name="gr13" style:family="graphic" style:parent-style-name="standard">
      <style:graphic-properties draw:fill="solid" draw:fill-color="#ccff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25cm" draw:shadow="hidden"/>
    </style:style>
    <style:style style:name="gr15" style:family="graphic" style:parent-style-name="standard">
      <style:graphic-properties draw:fill="solid" draw:fill-color="#ccff00" draw:textarea-horizontal-align="center" draw:textarea-vertical-align="middle" draw:shadow="visible"/>
    </style:style>
    <style:style style:name="gr16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7" style:family="graphic" style:parent-style-name="standard">
      <style:graphic-properties draw:fill="solid" draw:fill-color="#ccff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00" draw:textarea-horizontal-align="center" draw:textarea-vertical-align="middle" draw:shadow="hidden"/>
    </style:style>
    <style:style style:name="gr19" style:family="graphic" style:parent-style-name="standard">
      <style:graphic-properties draw:stroke="none" svg:stroke-color="#000000" draw:fill="none" draw:fill-color="#ffffff" fo:min-height="2.849cm" draw:shadow="hidden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gr21" style:family="graphic" style:parent-style-name="standard">
      <style:graphic-properties svg:stroke-width="0.106cm" draw:marker-start-width="0.459cm" draw:marker-end-width="0.459cm" draw:fill="solid" draw:fill-color="#ccff00" draw:textarea-horizontal-align="center" draw:textarea-vertical-align="middle" fo:padding-top="0.178cm" fo:padding-bottom="0.178cm" fo:padding-left="0.303cm" fo:padding-right="0.303cm" draw:shadow="hidden"/>
    </style:style>
    <style:style style:name="gr22" style:family="graphic" style:parent-style-name="standard">
      <style:graphic-properties draw:fill="solid" draw:fill-color="#ccff00" draw:textarea-horizontal-align="center" draw:textarea-vertical-align="middle" draw:shadow="hidden"/>
    </style:style>
    <style:style style:name="gr23" style:family="graphic" style:parent-style-name="standard">
      <style:graphic-properties draw:stroke="none" svg:stroke-color="#000000" draw:fill="none" draw:fill-color="#ffffff" fo:min-height="1.425cm" draw:shadow="hidden"/>
    </style:style>
    <style:style style:name="gr24" style:family="graphic" style:parent-style-name="standard">
      <style:graphic-properties draw:stroke="none" svg:stroke-color="#000000" draw:fill="none" draw:fill-color="#ffffff" fo:min-height="0.75cm" draw:shadow="hidden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</style:style>
    <style:style style:name="gr26" style:family="graphic" style:parent-style-name="standard">
      <style:graphic-properties draw:stroke="none" svg:stroke-color="#000000" draw:fill="none" draw:fill-color="#ffffff" fo:min-height="3.561cm" draw:shadow="hidden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8" style:family="graphic" style:parent-style-name="standard">
      <style:graphic-properties draw:stroke="none" svg:stroke-color="#000000" draw:fill="none" draw:fill-color="#ffffff" fo:min-height="3.75cm" draw:shadow="hidden"/>
    </style:style>
    <style:style style:name="gr29" style:family="graphic" style:parent-style-name="standard">
      <style:graphic-properties svg:stroke-color="#ff3333" draw:fill="solid" draw:fill-color="#ccff00" draw:textarea-horizontal-align="center" draw:textarea-vertical-align="middle" draw:shadow="hidden"/>
    </style:style>
    <style:style style:name="gr30" style:family="graphic" style:parent-style-name="standard">
      <style:graphic-properties svg:stroke-width="0.106cm" svg:stroke-color="#ff3333" draw:marker-start-width="0.459cm" draw:marker-end-width="0.459cm" draw:fill="solid" draw:fill-color="#ccff00" draw:textarea-horizontal-align="center" draw:textarea-vertical-align="middle" fo:padding-top="0.178cm" fo:padding-bottom="0.178cm" fo:padding-left="0.303cm" fo:padding-right="0.303cm" draw:shadow="hidden"/>
    </style:style>
    <style:style style:name="gr31" style:family="graphic" style:parent-style-name="standard">
      <style:graphic-properties svg:stroke-color="#ff3333" draw:fill="solid" draw:fill-color="#ffffff" draw:textarea-horizontal-align="center" draw:textarea-vertical-align="middle" draw:shadow="hidden"/>
    </style:style>
    <style:style style:name="gr32" style:family="graphic" style:parent-style-name="standard">
      <style:graphic-properties draw:stroke="none" svg:stroke-color="#000000" draw:fill="none" draw:fill-color="#ffffff" fo:min-height="5.25cm" draw:shadow="hidden"/>
    </style:style>
    <style:style style:name="gr33" style:family="graphic" style:parent-style-name="standard">
      <style:graphic-properties draw:fill-color="#ffffff" draw:textarea-horizontal-align="center" draw:textarea-vertical-align="middle"/>
    </style:style>
    <style:style style:name="gr34" style:family="graphic" style:parent-style-name="standard">
      <style:graphic-properties svg:stroke-width="0.106cm" draw:marker-start-width="0.458cm" draw:marker-end-width="0.458cm" draw:textarea-horizontal-align="center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solid" svg:stroke-width="0.106cm" draw:marker-start-width="0.459cm" draw:marker-end-width="0.459cm" draw:textarea-horizontal-align="center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035cm" draw:marker-start-width="0.352cm" draw:marker-end-width="0.352cm" draw:textarea-horizontal-align="center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textarea-horizontal-align="center" draw:textarea-vertical-align="middle"/>
    </style:style>
    <style:style style:name="gr39" style:family="graphic" style:parent-style-name="objectwithoutfill">
      <style:graphic-properties draw:fill="none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3.25cm"/>
    </style:style>
    <style:style style:name="gr41" style:family="graphic" style:parent-style-name="standard">
      <style:graphic-properties draw:stroke="none" svg:stroke-color="#000000" draw:fill="none" draw:fill-color="#ffffff" fo:min-height="7.75cm"/>
    </style:style>
    <style:style style:name="gr42" style:family="graphic" style:parent-style-name="standard">
      <style:graphic-properties draw:stroke="none" svg:stroke-color="#000000" draw:fill="none" draw:fill-color="#ffffff" fo:min-height="4.75cm"/>
    </style:style>
    <style:style style:name="gr43" style:family="graphic" style:parent-style-name="objectwithoutfill">
      <style:graphic-properties svg:stroke-width="0.106cm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bold" style:text-underline-color="font-color"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3333"/>
    </style:style>
    <style:style style:name="T1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dash" style:text-underline-width="auto" style:text-underline-color="font-color" fo:font-weight="bold" style:font-weight-asian="bold" style:font-weight-complex="bold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1.5cm" svg:x="8cm" svg:y="6cm">
          <text:p text:style-name="P1">Curso</text:p>
        </draw:rect>
        <draw:rect draw:style-name="gr2" draw:text-style-name="P2" xml:id="id2" draw:id="id2" draw:layer="layout" svg:width="4.5cm" svg:height="2cm" svg:x="8cm" svg:y="7.5cm">
          <text:p text:style-name="P2"><text:span text:style-name="T1">Cod_curso</text:span></text:p>
          <text:p text:style-name="P2">Nombre</text:p>
        </draw:rect>
        <draw:rect draw:style-name="gr1" draw:text-style-name="P1" xml:id="id3" draw:id="id3" draw:layer="layout" svg:width="4.5cm" svg:height="1.5cm" svg:x="8cm" svg:y="15.5cm">
          <text:p text:style-name="P1">Profesores</text:p>
        </draw:rect>
        <draw:rect draw:style-name="gr2" draw:text-style-name="P2" draw:layer="layout" svg:width="4.5cm" svg:height="2cm" svg:x="8cm" svg:y="17cm">
          <text:p text:style-name="P2"><text:span text:style-name="T1">Nif</text:span></text:p>
          <text:p text:style-name="P2">Nombre</text:p>
        </draw:rect>
        <draw:custom-shape draw:style-name="gr3" draw:text-style-name="P1" xml:id="id1" draw:id="id1" draw:layer="layout" svg:width="4.5cm" svg:height="2cm" svg:x="8cm" svg:y="11.5cm">
          <text:p text:style-name="P1">Tu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.25cm" svg:y1="11.5cm" svg:x2="10.25cm" svg:y2="9.5cm" draw:start-shape="id1" draw:start-glue-point="4" draw:end-shape="id2" draw:end-glue-point="2" svg:d="M10250 11500v-2000">
          <text:p/>
        </draw:connector>
        <draw:connector draw:style-name="gr4" draw:text-style-name="P1" draw:layer="layout" svg:x1="10.25cm" svg:y1="13.5cm" svg:x2="10.25cm" svg:y2="15.5cm" draw:start-shape="id1" draw:start-glue-point="6" draw:end-shape="id3" draw:end-glue-point="0" svg:d="M10250 13500v2000">
          <text:p/>
        </draw:connector>
        <draw:frame draw:style-name="gr5" draw:layer="layout" svg:width="2.5cm" svg:height="1cm" svg:x="10.5cm" svg:y="10cm">
          <draw:text-box>
            <text:p>(0, 1)</text:p>
          </draw:text-box>
        </draw:frame>
        <draw:frame draw:style-name="gr5" draw:layer="layout" svg:width="2.5cm" svg:height="1cm" svg:x="10.5cm" svg:y="14.5cm">
          <draw:text-box>
            <text:p>(0, 1)</text:p>
          </draw:text-box>
        </draw:frame>
        <draw:frame draw:style-name="gr5" draw:layer="layout" svg:width="1cm" svg:height="1cm" svg:x="9cm" svg:y="10cm">
          <draw:text-box>
            <text:p>1</text:p>
          </draw:text-box>
        </draw:frame>
        <draw:frame draw:style-name="gr5" draw:layer="layout" svg:width="1.5cm" svg:height="1cm" svg:x="9cm" svg:y="14.5cm">
          <draw:text-box>
            <text:p>1</text:p>
          </draw:text-box>
        </draw:frame>
        <draw:frame draw:style-name="gr6" draw:layer="layout" svg:width="18cm" svg:height="2cm" svg:x="1.5cm" svg:y="1.5cm">
          <draw:text-box>
            <text:p>Ejercicio 4.- Un curso (Código curso, nombre) tiene un tutor dentro de los profesores (nif, nombre). </text:p>
          </draw:text-box>
        </draw:frame>
      </draw:page>
      <draw:page draw:name="page2" draw:style-name="dp1" draw:master-page-name="Default">
        <draw:frame draw:style-name="gr7" draw:layer="layout" svg:width="19cm" svg:height="4cm" svg:x="1cm" svg:y="1cm">
          <draw:text-box>
            <text:p>Ejercicio 5.- Un jugador de fútbol (nº dorsal, nombre puesto) capitanea a otros jugadores. </text:p>
          </draw:text-box>
        </draw:frame>
        <draw:rect draw:style-name="gr1" draw:text-style-name="P1" draw:layer="layout" svg:width="4.5cm" svg:height="1.5cm" svg:x="5.5cm" svg:y="5.501cm">
          <text:p text:style-name="P1">Jugador</text:p>
        </draw:rect>
        <draw:rect draw:style-name="gr2" draw:text-style-name="P2" xml:id="id5" draw:id="id5" draw:layer="layout" svg:width="4.5cm" svg:height="2cm" svg:x="5.5cm" svg:y="7.001cm">
          <text:p text:style-name="P2"><text:span text:style-name="T1">N_Dorsal</text:span></text:p>
          <text:p text:style-name="P2">Nombre puesto</text:p>
        </draw:rect>
        <draw:custom-shape draw:style-name="gr3" draw:text-style-name="P1" xml:id="id4" draw:id="id4" draw:layer="layout" svg:width="4.5cm" svg:height="2cm" svg:x="5.5cm" svg:y="13.501cm">
          <text:p text:style-name="P1">Capit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75cm" svg:y1="13.501cm" svg:x2="7.75cm" svg:y2="9.001cm" draw:start-shape="id4" draw:start-glue-point="4" draw:end-shape="id5" draw:end-glue-point="2" svg:d="M7750 13501v-4500">
          <text:p/>
        </draw:connector>
        <draw:frame draw:style-name="gr5" draw:layer="layout" svg:width="2.5cm" svg:height="1cm" svg:x="8cm" svg:y="9.501cm">
          <draw:text-box>
            <text:p>(0, N)</text:p>
          </draw:text-box>
        </draw:frame>
        <draw:frame draw:style-name="gr5" draw:layer="layout" svg:width="1cm" svg:height="1cm" svg:x="6.5cm" svg:y="9.501cm">
          <draw:text-box>
            <text:p>1</text:p>
          </draw:text-box>
        </draw:frame>
        <draw:connector draw:style-name="gr4" draw:text-style-name="P1" draw:layer="layout" draw:line-skew="3.498cm" svg:x1="10cm" svg:y1="14.501cm" svg:x2="10cm" svg:y2="8.001cm" draw:start-shape="id4" draw:start-glue-point="7" draw:end-shape="id5" svg:d="M10000 14501h4000v-6500h-4000">
          <text:p/>
        </draw:connector>
        <draw:frame draw:style-name="gr5" draw:layer="layout" svg:width="2.5cm" svg:height="1cm" svg:x="10cm" svg:y="8.001cm">
          <draw:text-box>
            <text:p>(1, 1)</text:p>
          </draw:text-box>
        </draw:frame>
        <draw:frame draw:style-name="gr5" draw:layer="layout" svg:width="1cm" svg:height="1cm" svg:x="10cm" svg:y="7.001cm">
          <draw:text-box>
            <text:p>N</text:p>
          </draw:text-box>
        </draw:frame>
        <draw:frame draw:style-name="gr5" draw:layer="layout" svg:width="5cm" svg:height="1cm" svg:x="12cm" svg:y="7.001cm">
          <draw:text-box>
            <text:p>Tiene Capitan</text:p>
          </draw:text-box>
        </draw:frame>
        <draw:frame draw:style-name="gr8" draw:layer="layout" svg:width="4cm" svg:height="0.963cm" svg:x="4cm" svg:y="11.038cm">
          <draw:text-box>
            <text:p>Es Capitan</text:p>
          </draw:text-box>
        </draw:frame>
      </draw:page>
      <draw:page draw:name="page3" draw:style-name="dp1" draw:master-page-name="Default">
        <draw:frame draw:style-name="gr9" draw:layer="layout" svg:width="19cm" svg:height="3cm" svg:x="1cm" svg:y="1cm">
          <draw:text-box>
            <text:p>Ejercicio 6.- Igual que en el caso anterior, pero considerando que un capitán lo es en determinados partidos. </text:p>
          </draw:text-box>
        </draw:frame>
        <draw:rect draw:style-name="gr10" draw:text-style-name="P1" draw:layer="layout" svg:width="4.5cm" svg:height="1.5cm" svg:x="3cm" svg:y="5.5cm">
          <text:p text:style-name="P1">Jugador</text:p>
        </draw:rect>
        <draw:rect draw:style-name="gr2" draw:text-style-name="P2" xml:id="id7" draw:id="id7" draw:layer="layout" svg:width="4.5cm" svg:height="2cm" svg:x="3cm" svg:y="7cm">
          <text:p text:style-name="P2"><text:span text:style-name="T1">N_Dorsal</text:span></text:p>
          <text:p text:style-name="P2">Nombre puesto</text:p>
        </draw:rect>
        <draw:custom-shape draw:style-name="gr3" draw:text-style-name="P1" xml:id="id6" draw:id="id6" draw:layer="layout" svg:width="4.5cm" svg:height="2cm" svg:x="10.5cm" svg:y="13.5cm">
          <text:p text:style-name="P1">Capit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0.5cm" svg:y1="14.5cm" svg:x2="5.25cm" svg:y2="9cm" draw:start-shape="id6" draw:start-glue-point="5" draw:end-shape="id7" draw:end-glue-point="2" svg:d="M10500 14500h-5250v-5500">
          <text:p/>
        </draw:connector>
        <draw:frame draw:style-name="gr5" draw:layer="layout" svg:width="2.5cm" svg:height="1cm" svg:x="5.5cm" svg:y="9.5cm">
          <draw:text-box>
            <text:p>(0, N)</text:p>
          </draw:text-box>
        </draw:frame>
        <draw:frame draw:style-name="gr5" draw:layer="layout" svg:width="1cm" svg:height="1cm" svg:x="4cm" svg:y="9.5cm">
          <draw:text-box>
            <text:p>N</text:p>
          </draw:text-box>
        </draw:frame>
        <draw:connector draw:style-name="gr4" draw:text-style-name="P1" draw:layer="layout" draw:line-skew="1.498cm" svg:x1="15cm" svg:y1="14.5cm" svg:x2="7.5cm" svg:y2="8cm" draw:start-shape="id6" draw:start-glue-point="7" draw:end-shape="id7" svg:d="M15000 14500h2000v-6500h-9500">
          <text:p/>
        </draw:connector>
        <draw:frame draw:style-name="gr5" draw:layer="layout" svg:width="2.5cm" svg:height="1cm" svg:x="7.5cm" svg:y="8cm">
          <draw:text-box>
            <text:p>(1, N)</text:p>
          </draw:text-box>
        </draw:frame>
        <draw:frame draw:style-name="gr5" draw:layer="layout" svg:width="1cm" svg:height="1cm" svg:x="7.5cm" svg:y="7cm">
          <draw:text-box>
            <text:p>N</text:p>
          </draw:text-box>
        </draw:frame>
        <draw:frame draw:style-name="gr5" draw:layer="layout" svg:width="5cm" svg:height="1cm" svg:x="12cm" svg:y="7cm">
          <draw:text-box>
            <text:p>Tiene Capitan</text:p>
          </draw:text-box>
        </draw:frame>
        <draw:frame draw:style-name="gr8" draw:layer="layout" svg:width="4cm" svg:height="0.963cm" svg:x="6cm" svg:y="14.537cm">
          <draw:text-box>
            <text:p>Es Capitan</text:p>
          </draw:text-box>
        </draw:frame>
        <draw:ellipse draw:style-name="gr12" draw:text-style-name="P1" xml:id="id8" draw:id="id8" draw:layer="layout" svg:width="4.5cm" svg:height="2.5cm" svg:x="10.5cm" svg:y="18cm">
          <text:p text:style-name="P1">Fecha</text:p>
          <text:p text:style-name="P1">Partido</text:p>
        </draw:ellipse>
        <draw:connector draw:style-name="gr13" draw:text-style-name="P1" draw:layer="layout" svg:x1="12.75cm" svg:y1="15.5cm" svg:x2="12.75cm" svg:y2="18cm" draw:start-shape="id6" draw:start-glue-point="6" draw:end-shape="id8" draw:end-glue-point="0" svg:d="M12750 15500v2500">
          <text:p/>
        </draw:connector>
      </draw:page>
      <draw:page draw:name="page4" draw:style-name="dp1" draw:master-page-name="Default">
        <draw:frame draw:style-name="gr14" draw:layer="layout" svg:width="19cm" svg:height="2.5cm" svg:x="1cm" svg:y="1cm">
          <draw:text-box>
            <text:p>Ejercicio 7.- Se prestan libros (código libro, título, editorial) a alumnos (DNI, nº matricula, nombre, curso) y se desea </text:p>
            <text:p>saber la fecha de préstamo y de devolución del libro). </text:p>
          </draw:text-box>
        </draw:frame>
        <draw:rect draw:style-name="gr15" draw:text-style-name="P1" draw:layer="layout" svg:width="4.5cm" svg:height="1cm" svg:x="1.5cm" svg:y="4.5cm">
          <text:p text:style-name="P1">Libro</text:p>
        </draw:rect>
        <draw:rect draw:style-name="gr15" draw:text-style-name="P1" draw:layer="layout" svg:width="4.5cm" svg:height="1cm" svg:x="14.5cm" svg:y="4.5cm">
          <text:p text:style-name="P1">Alumno</text:p>
        </draw:rect>
        <draw:rect draw:style-name="gr16" draw:text-style-name="P3" xml:id="id11" draw:id="id11" draw:layer="layout" svg:width="4.5cm" svg:height="3.5cm" svg:x="14.5cm" svg:y="5.5cm">
          <text:p text:style-name="P1"><text:span text:style-name="T1">DNI</text:span></text:p>
          <text:p text:style-name="P1"><text:span text:style-name="T2">n_matricula</text:span></text:p>
          <text:p text:style-name="P1"><text:span text:style-name="T2">Nombre</text:span></text:p>
          <text:p text:style-name="P1"><text:span text:style-name="T2">Curso</text:span></text:p>
        </draw:rect>
        <draw:rect draw:style-name="gr16" draw:text-style-name="P1" xml:id="id9" draw:id="id9" draw:layer="layout" svg:width="4.5cm" svg:height="3.5cm" svg:x="1.5cm" svg:y="5.5cm">
          <text:p text:style-name="P1"><text:span text:style-name="T1">cod_libro</text:span></text:p>
          <text:p text:style-name="P1">Titulo</text:p>
          <text:p text:style-name="P1">editorial</text:p>
        </draw:rect>
        <draw:custom-shape draw:style-name="gr17" draw:text-style-name="P1" xml:id="id10" draw:id="id10" draw:layer="layout" svg:width="4.5cm" svg:height="1.5cm" svg:x="8cm" svg:y="6.5cm">
          <text:p text:style-name="P1">pres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6cm" svg:y1="7.25cm" svg:x2="8cm" svg:y2="7.25cm" draw:start-shape="id9" draw:start-glue-point="1" draw:end-shape="id10" draw:end-glue-point="5" svg:d="M6000 7250h2000">
          <text:p/>
        </draw:connector>
        <draw:connector draw:style-name="gr13" draw:text-style-name="P1" draw:layer="layout" svg:x1="12.5cm" svg:y1="7.25cm" svg:x2="14.5cm" svg:y2="7.25cm" draw:start-shape="id10" draw:start-glue-point="7" draw:end-shape="id11" svg:d="M12500 7250h2000">
          <text:p/>
        </draw:connector>
        <draw:ellipse draw:style-name="gr18" draw:text-style-name="P3" xml:id="id12" draw:id="id12" draw:layer="layout" svg:width="3.5cm" svg:height="1.5cm" svg:x="2.5cm" svg:y="12cm">
          <text:p text:style-name="P1"><text:span text:style-name="T1">Fecha</text:span></text:p>
        </draw:ellipse>
        <draw:ellipse draw:style-name="gr18" draw:text-style-name="P1" xml:id="id13" draw:id="id13" draw:layer="layout" svg:width="6cm" svg:height="1.5cm" svg:x="13cm" svg:y="12cm">
          <text:p text:style-name="P1">Fecha_Devolucion</text:p>
        </draw:ellipse>
        <draw:connector draw:style-name="gr13" draw:text-style-name="P1" draw:layer="layout" svg:x1="10.25cm" svg:y1="8cm" svg:x2="4.25cm" svg:y2="12cm" draw:start-shape="id10" draw:start-glue-point="6" draw:end-shape="id12" draw:end-glue-point="0" svg:d="M10250 8000v2001h-6000v1999">
          <text:p/>
        </draw:connector>
        <draw:connector draw:style-name="gr13" draw:text-style-name="P1" draw:layer="layout" svg:x1="10.25cm" svg:y1="8cm" svg:x2="16cm" svg:y2="12cm" draw:start-shape="id10" draw:start-glue-point="6" draw:end-shape="id13" draw:end-glue-point="0" svg:d="M10250 8000v2001h5750v1999">
          <text:p/>
        </draw:connector>
        <draw:frame draw:style-name="gr5" draw:layer="layout" svg:width="2cm" svg:height="1cm" svg:x="6cm" svg:y="6.5cm">
          <draw:text-box>
            <text:p>(0,N)</text:p>
          </draw:text-box>
        </draw:frame>
        <draw:frame draw:style-name="gr5" draw:layer="layout" svg:width="2cm" svg:height="1cm" svg:x="12.5cm" svg:y="6.5cm">
          <draw:text-box>
            <text:p>(0,N)</text:p>
          </draw:text-box>
        </draw:frame>
        <draw:frame draw:style-name="gr5" draw:layer="layout" svg:width="1cm" svg:height="1cm" svg:x="6.5cm" svg:y="7.5cm">
          <draw:text-box>
            <text:p>N</text:p>
          </draw:text-box>
        </draw:frame>
        <draw:frame draw:style-name="gr5" draw:layer="layout" svg:width="1cm" svg:height="1cm" svg:x="13cm" svg:y="7.5cm">
          <draw:text-box>
            <text:p>N</text:p>
          </draw:text-box>
        </draw:frame>
      </draw:page>
      <draw:page draw:name="page5" draw:style-name="dp1" draw:master-page-name="Default">
        <draw:frame draw:style-name="gr19" draw:layer="layout" svg:width="19cm" svg:height="3.099cm" svg:x="1cm" svg:y="1cm">
          <draw:text-box>
            <text:p><text:s/>Ejercicio 8.- Un profesor (Código, nombre, DNI y Tfno de contacto) puede impartir varios cursos (Edición del curso, </text:p>
            <text:p>denominación, Fecha impartición) en diferentes fechas. </text:p>
            <text:p/>
          </draw:text-box>
        </draw:frame>
        <draw:rect draw:style-name="gr15" draw:text-style-name="P1" draw:layer="layout" svg:width="4.5cm" svg:height="1.5cm" svg:x="8cm" svg:y="6cm">
          <text:p text:style-name="P1">Profesor</text:p>
        </draw:rect>
        <draw:rect draw:style-name="gr15" draw:text-style-name="P1" xml:id="id16" draw:id="id16" draw:layer="layout" svg:width="5.5cm" svg:height="1.5cm" svg:x="7.5cm" svg:y="21cm">
          <text:p text:style-name="P1">Curso</text:p>
        </draw:rect>
        <draw:rect draw:style-name="gr16" draw:text-style-name="P1" xml:id="id14" draw:id="id14" draw:layer="layout" svg:width="4.5cm" svg:height="3cm" svg:x="8cm" svg:y="7.5cm">
          <text:p text:style-name="P1"><text:span text:style-name="T1">cod_prfesor</text:span></text:p>
          <text:p text:style-name="P1">Nombre</text:p>
          <text:p text:style-name="P1">DNI</text:p>
          <text:p text:style-name="P1">Tlfn_Contacto</text:p>
        </draw:rect>
        <draw:rect draw:style-name="gr16" draw:text-style-name="P1" draw:layer="layout" svg:width="5.5cm" svg:height="3cm" svg:x="7.5cm" svg:y="22.5cm">
          <text:p text:style-name="P1"><text:span text:style-name="T1">cod_curso</text:span></text:p>
          <text:p text:style-name="P1">Edicion del Cuso</text:p>
          <text:p text:style-name="P1">Denominación</text:p>
          <text:p text:style-name="P1">Fecha Impartición</text:p>
        </draw:rect>
        <draw:custom-shape draw:style-name="gr20" draw:text-style-name="P1" xml:id="id15" draw:id="id15" draw:layer="layout" svg:width="4.5cm" svg:height="2cm" svg:x="8cm" svg:y="14.5cm">
          <text:p text:style-name="P1">Impart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10.25cm" svg:y1="10.5cm" svg:x2="10.25cm" svg:y2="14.5cm" draw:start-shape="id14" draw:start-glue-point="2" draw:end-shape="id15" draw:end-glue-point="4" svg:d="M10250 10500v4000">
          <text:p/>
        </draw:connector>
        <draw:connector draw:style-name="gr22" draw:text-style-name="P1" draw:layer="layout" svg:x1="10.25cm" svg:y1="16.5cm" svg:x2="10.25cm" svg:y2="21cm" draw:start-shape="id15" draw:start-glue-point="6" draw:end-shape="id16" svg:d="M10250 16500v4500">
          <text:p/>
        </draw:connector>
        <draw:frame draw:style-name="gr23" draw:layer="layout" svg:width="2.5cm" svg:height="1.675cm" svg:x="10.5cm" svg:y="11cm">
          <draw:text-box>
            <text:p>(1,N)</text:p>
          </draw:text-box>
        </draw:frame>
        <draw:frame draw:style-name="gr24" draw:layer="layout" svg:width="1cm" svg:height="1cm" svg:x="9cm" svg:y="11cm">
          <draw:text-box>
            <text:p>N</text:p>
          </draw:text-box>
        </draw:frame>
        <draw:frame draw:style-name="gr24" draw:layer="layout" svg:width="1cm" svg:height="1cm" svg:x="9cm" svg:y="20cm">
          <draw:text-box>
            <text:p>N</text:p>
          </draw:text-box>
        </draw:frame>
        <draw:frame draw:style-name="gr25" draw:layer="layout" svg:width="2.5cm" svg:height="0.963cm" svg:x="10.5cm" svg:y="20.037cm">
          <draw:text-box>
            <text:p>(0,N)</text:p>
          </draw:text-box>
        </draw:frame>
        <draw:ellipse draw:style-name="gr18" draw:text-style-name="P3" xml:id="id17" draw:id="id17" draw:layer="layout" svg:width="3.5cm" svg:height="2cm" svg:x="2cm" svg:y="14.5cm">
          <text:p text:style-name="P1"><text:span text:style-name="T1">Fecha</text:span></text:p>
        </draw:ellipse>
        <draw:connector draw:style-name="gr22" draw:text-style-name="P1" draw:layer="layout" svg:x1="8cm" svg:y1="15.5cm" svg:x2="5.5cm" svg:y2="15.5cm" draw:start-shape="id15" draw:start-glue-point="5" draw:end-shape="id17" draw:end-glue-point="1" svg:d="M8000 15500h-2500">
          <text:p/>
        </draw:connector>
      </draw:page>
      <draw:page draw:name="page6" draw:style-name="dp1" draw:master-page-name="Default">
        <draw:frame draw:style-name="gr26" draw:text-style-name="P4" draw:layer="layout" svg:width="19cm" svg:height="3.811cm" svg:x="1cm" svg:y="1cm">
          <draw:text-box>
            <text:p><text:s/>Ejercicio 9.- Un científico (Código, Dni, Nombre, Especialidad) pertenece a un único departamento (Código, </text:p>
            <text:p>Nombre – no hay 2 departamentos con el mismo nombre-, ubicación y horario). A un departamento pertenecen varios </text:p>
            <text:p>científicos. </text:p>
          </draw:text-box>
        </draw:frame>
        <draw:rect draw:style-name="gr18" draw:text-style-name="P5" draw:layer="layout" svg:width="5cm" svg:height="1.5cm" svg:x="8cm" svg:y="5.5cm">
          <text:p text:style-name="P5">Cientifico</text:p>
        </draw:rect>
        <draw:rect draw:style-name="gr18" draw:text-style-name="P5" xml:id="id20" draw:id="id20" draw:layer="layout" svg:width="6cm" svg:height="1.5cm" svg:x="7.5cm" svg:y="20.5cm">
          <text:p text:style-name="P5">Departamento</text:p>
        </draw:rect>
        <draw:rect draw:style-name="gr27" draw:text-style-name="P5" xml:id="id18" draw:id="id18" draw:layer="layout" svg:width="5cm" svg:height="4cm" svg:x="8cm" svg:y="7cm">
          <text:p text:style-name="P5"><text:span text:style-name="T1">cod_cientifico</text:span></text:p>
          <text:p text:style-name="P5"><text:span text:style-name="T3">DNI</text:span></text:p>
          <text:p text:style-name="P5">Nombre</text:p>
          <text:p text:style-name="P5">Espeialidad</text:p>
        </draw:rect>
        <draw:rect draw:style-name="gr27" draw:text-style-name="P5" draw:layer="layout" svg:width="6cm" svg:height="4cm" svg:x="7.5cm" svg:y="22cm">
          <text:p text:style-name="P5"><text:span text:style-name="T1">cod_departamento</text:span></text:p>
          <text:p text:style-name="P5"><text:span text:style-name="T3">Nombre</text:span></text:p>
          <text:p text:style-name="P5"><text:span text:style-name="T2">Ubicacion</text:span></text:p>
          <text:p text:style-name="P5"><text:span text:style-name="T2">Horario</text:span></text:p>
        </draw:rect>
        <draw:custom-shape draw:style-name="gr20" draw:text-style-name="P5" xml:id="id19" draw:id="id19" draw:layer="layout" svg:width="5cm" svg:height="2cm" svg:x="8cm" svg:y="14.5cm">
          <text:p text:style-name="P5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10.5cm" svg:y1="11cm" svg:x2="10.5cm" svg:y2="14.5cm" draw:start-shape="id18" draw:start-glue-point="2" draw:end-shape="id19" draw:end-glue-point="4" svg:d="M10500 11000v3500">
          <text:p/>
        </draw:connector>
        <draw:connector draw:style-name="gr22" draw:text-style-name="P5" draw:layer="layout" svg:x1="10.5cm" svg:y1="16.5cm" svg:x2="10.5cm" svg:y2="20.5cm" draw:start-shape="id19" draw:end-shape="id20" draw:end-glue-point="0" svg:d="M10500 16500v4000">
          <text:p/>
        </draw:connector>
        <draw:frame draw:style-name="gr24" draw:text-style-name="P4" draw:layer="layout" svg:width="2cm" svg:height="1cm" svg:x="10.5cm" svg:y="11cm">
          <draw:text-box>
            <text:p>(1,1)</text:p>
          </draw:text-box>
        </draw:frame>
        <draw:frame draw:style-name="gr24" draw:text-style-name="P4" draw:layer="layout" svg:width="2cm" svg:height="1cm" svg:x="10.5cm" svg:y="19.5cm">
          <draw:text-box>
            <text:p>(0,N)</text:p>
          </draw:text-box>
        </draw:frame>
        <draw:frame draw:style-name="gr24" draw:text-style-name="P4" draw:layer="layout" svg:width="1.5cm" svg:height="1cm" svg:x="9cm" svg:y="11cm">
          <draw:text-box>
            <text:p>N</text:p>
          </draw:text-box>
        </draw:frame>
        <draw:frame draw:style-name="gr24" draw:text-style-name="P4" draw:layer="layout" svg:width="1cm" svg:height="1cm" svg:x="9cm" svg:y="19.5cm">
          <draw:text-box>
            <text:p>1</text:p>
          </draw:text-box>
        </draw:frame>
      </draw:page>
      <draw:page draw:name="page7" draw:style-name="dp1" draw:master-page-name="Default">
        <draw:frame draw:style-name="gr19" draw:text-style-name="P4" draw:layer="layout" svg:width="19cm" svg:height="3.099cm" svg:x="1cm" svg:y="1cm">
          <draw:text-box>
            <text:p>Ejercicio 11.- Un matrimonio es la unión entre un hombre y una mujer. No todos los hombres ni todas las mujeres </text:p>
            <text:p>están casados/as. </text:p>
            <text:p/>
          </draw:text-box>
        </draw:frame>
        <draw:rect draw:style-name="gr18" draw:text-style-name="P5" draw:layer="layout" svg:width="5cm" svg:height="1.5cm" svg:x="3.5cm" svg:y="6.5cm">
          <text:p text:style-name="P5">Persona</text:p>
        </draw:rect>
        <draw:custom-shape draw:style-name="gr20" draw:text-style-name="P5" xml:id="id22" draw:id="id22" draw:layer="layout" svg:width="5.5cm" svg:height="3.5cm" svg:x="12cm" svg:y="14cm">
          <text:p text:style-name="P5">Está Cas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7" draw:text-style-name="P5" xml:id="id21" draw:id="id21" draw:layer="layout" svg:width="5cm" svg:height="3.5cm" svg:x="3.5cm" svg:y="8cm">
          <text:p text:style-name="P5">Codigo</text:p>
          <text:p text:style-name="P5">DNI</text:p>
          <text:p text:style-name="P5">nombre</text:p>
        </draw:rect>
        <draw:connector draw:style-name="gr22" draw:text-style-name="P5" draw:layer="layout" svg:x1="6cm" svg:y1="11.5cm" svg:x2="12cm" svg:y2="15.75cm" draw:start-shape="id21" draw:start-glue-point="2" draw:end-shape="id22" draw:end-glue-point="5" svg:d="M6000 11500v4250h6000">
          <text:p/>
        </draw:connector>
        <draw:connector draw:style-name="gr22" draw:text-style-name="P5" draw:layer="layout" svg:x1="14.75cm" svg:y1="14cm" svg:x2="8.5cm" svg:y2="9.75cm" draw:start-shape="id22" draw:start-glue-point="4" draw:end-shape="id21" draw:end-glue-point="1" svg:d="M14750 14000v-4250h-6250">
          <text:p/>
        </draw:connector>
        <draw:frame draw:style-name="gr24" draw:text-style-name="P4" draw:layer="layout" svg:width="2cm" svg:height="1cm" svg:x="6cm" svg:y="11.5cm">
          <draw:text-box>
            <text:p>(1,1)</text:p>
          </draw:text-box>
        </draw:frame>
        <draw:frame draw:style-name="gr24" draw:text-style-name="P4" draw:layer="layout" svg:width="2.5cm" svg:height="1cm" svg:x="8.5cm" svg:y="8.5cm">
          <draw:text-box>
            <text:p>(1,1)</text:p>
          </draw:text-box>
        </draw:frame>
        <draw:frame draw:style-name="gr24" draw:text-style-name="P4" draw:layer="layout" svg:width="1cm" svg:height="1cm" svg:x="5cm" svg:y="11.5cm">
          <draw:text-box>
            <text:p>1</text:p>
          </draw:text-box>
        </draw:frame>
        <draw:frame draw:style-name="gr24" draw:text-style-name="P4" draw:layer="layout" svg:width="2cm" svg:height="1cm" svg:x="8.5cm" svg:y="10cm">
          <draw:text-box>
            <text:p>1</text:p>
          </draw:text-box>
        </draw:frame>
      </draw:page>
      <draw:page draw:name="page8" draw:style-name="dp1" draw:master-page-name="Default">
        <draw:frame draw:style-name="gr28" draw:text-style-name="P4" draw:layer="layout" svg:width="19cm" svg:height="4cm" svg:x="1cm" svg:y="1cm">
          <draw:text-box>
            <text:p>Ejercicio 12.- Toda localidad (Código, nombre) pertenece a un única provincia (Número, nombre y puede ser su </text:p>
            <text:p>capital; una provincia tendrá 1 ó varias localidades y una sola localidad como capital. </text:p>
          </draw:text-box>
        </draw:frame>
        <draw:rect draw:style-name="gr18" draw:text-style-name="P5" draw:layer="layout" svg:width="6.5cm" svg:height="1.5cm" svg:x="7.5cm" svg:y="5.5cm">
          <text:p text:style-name="P5">Localidad</text:p>
        </draw:rect>
        <draw:rect draw:style-name="gr18" draw:text-style-name="P5" draw:layer="layout" svg:width="6.5cm" svg:height="1.5cm" svg:x="7.5cm" svg:y="24cm">
          <text:p text:style-name="P5">Provincia</text:p>
        </draw:rect>
        <draw:rect draw:style-name="gr27" draw:text-style-name="P5" xml:id="id23" draw:id="id23" draw:layer="layout" svg:width="6.5cm" svg:height="2cm" svg:x="7.5cm" svg:y="7cm">
          <text:p text:style-name="P5"><text:span text:style-name="T1">cod_localidad</text:span></text:p>
          <text:p text:style-name="P5">Nombre</text:p>
        </draw:rect>
        <draw:rect draw:style-name="gr27" draw:text-style-name="P5" xml:id="id25" draw:id="id25" draw:layer="layout" svg:width="6.5cm" svg:height="2cm" svg:x="7.5cm" svg:y="25.5cm">
          <text:p text:style-name="P5"><text:span text:style-name="T1">cod_provincia</text:span></text:p>
          <text:p text:style-name="P5">Nombre</text:p>
        </draw:rect>
        <draw:custom-shape draw:style-name="gr20" draw:text-style-name="P5" xml:id="id26" draw:id="id26" draw:layer="layout" svg:width="5cm" svg:height="2cm" svg:x="14.5cm" svg:y="15.5cm">
          <text:p text:style-name="P5">Capit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xml:id="id24" draw:id="id24" draw:layer="layout" svg:width="5cm" svg:height="2cm" svg:x="1.5cm" svg:y="15.5cm">
          <text:p text:style-name="P5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7.5cm" svg:y1="8cm" svg:x2="4cm" svg:y2="15.5cm" draw:start-shape="id23" draw:start-glue-point="3" draw:end-shape="id24" draw:end-glue-point="4" svg:d="M7500 8000h-3500v7500">
          <text:p/>
        </draw:connector>
        <draw:connector draw:style-name="gr22" draw:text-style-name="P5" draw:layer="layout" svg:x1="4cm" svg:y1="17.5cm" svg:x2="7.5cm" svg:y2="26.5cm" draw:start-shape="id24" draw:start-glue-point="6" draw:end-shape="id25" draw:end-glue-point="3" svg:d="M4000 17500v9000h3500">
          <text:p/>
        </draw:connector>
        <draw:connector draw:style-name="gr29" draw:text-style-name="P5" draw:layer="layout" svg:x1="14cm" svg:y1="8cm" svg:x2="17cm" svg:y2="15.5cm" draw:start-shape="id23" draw:start-glue-point="1" draw:end-shape="id26" svg:d="M14000 8000h3000v7500">
          <text:p/>
        </draw:connector>
        <draw:connector draw:style-name="gr30" draw:text-style-name="P5" draw:layer="layout" svg:x1="17cm" svg:y1="17.5cm" svg:x2="14cm" svg:y2="26.5cm" draw:start-shape="id26" draw:start-glue-point="6" draw:end-shape="id25" draw:end-glue-point="1" svg:d="M17000 17500v9000h-3000">
          <text:p/>
        </draw:connector>
        <draw:frame draw:style-name="gr24" draw:text-style-name="P4" draw:layer="layout" svg:width="2cm" svg:height="1cm" svg:x="5.5cm" svg:y="7cm">
          <draw:text-box>
            <text:p>(1,1)</text:p>
          </draw:text-box>
        </draw:frame>
        <draw:frame draw:style-name="gr24" draw:text-style-name="P4" draw:layer="layout" svg:width="1cm" svg:height="1cm" svg:x="6cm" svg:y="8cm">
          <draw:text-box>
            <text:p>N</text:p>
          </draw:text-box>
        </draw:frame>
        <draw:frame draw:style-name="gr24" draw:text-style-name="P4" draw:layer="layout" svg:width="1cm" svg:height="1cm" svg:x="6cm" svg:y="25.5cm">
          <draw:text-box>
            <text:p>1</text:p>
          </draw:text-box>
        </draw:frame>
        <draw:frame draw:style-name="gr24" draw:text-style-name="P4" draw:layer="layout" svg:width="2cm" svg:height="1cm" svg:x="14cm" svg:y="7cm">
          <draw:text-box>
            <text:p>(0,1)</text:p>
          </draw:text-box>
        </draw:frame>
        <draw:frame draw:style-name="gr24" draw:text-style-name="P4" draw:layer="layout" svg:width="1cm" svg:height="1cm" svg:x="14.5cm" svg:y="8cm">
          <draw:text-box>
            <text:p>1</text:p>
          </draw:text-box>
        </draw:frame>
        <draw:frame draw:style-name="gr24" draw:text-style-name="P4" draw:layer="layout" svg:width="1cm" svg:height="1cm" svg:x="14.5cm" svg:y="25.5cm">
          <draw:text-box>
            <text:p>1</text:p>
          </draw:text-box>
        </draw:frame>
        <draw:frame draw:style-name="gr24" draw:text-style-name="P4" draw:layer="layout" svg:width="2.5cm" svg:height="1cm" svg:x="14cm" svg:y="26.5cm">
          <draw:text-box>
            <text:p>(1,1)</text:p>
          </draw:text-box>
        </draw:frame>
        <draw:frame draw:style-name="gr24" draw:text-style-name="P4" draw:layer="layout" svg:width="2cm" svg:height="1cm" svg:x="5.5cm" svg:y="26.5cm">
          <draw:text-box>
            <text:p>(0,N)</text:p>
          </draw:text-box>
        </draw:frame>
        <draw:ellipse draw:style-name="gr31" draw:text-style-name="P6" xml:id="id27" draw:id="id27" draw:layer="layout" svg:width="4cm" svg:height="2cm" svg:x="8.5cm" svg:y="15.5cm">
          <text:p text:style-name="P5"><text:span text:style-name="T4">Capital(S/N)</text:span></text:p>
        </draw:ellipse>
        <draw:connector draw:style-name="gr22" draw:text-style-name="P5" draw:layer="layout" svg:x1="6.5cm" svg:y1="16.5cm" svg:x2="8.5cm" svg:y2="16.5cm" draw:start-shape="id24" draw:start-glue-point="7" draw:end-shape="id27" draw:end-glue-point="3" svg:d="M6500 16500h2000">
          <text:p/>
        </draw:connector>
      </draw:page>
      <draw:page draw:name="page9" draw:style-name="dp1" draw:master-page-name="Default">
        <draw:frame draw:style-name="gr32" draw:text-style-name="P4" draw:layer="layout" svg:width="19cm" svg:height="5.5cm" svg:x="1cm" svg:y="1cm">
          <draw:text-box>
            <text:p>Ejercicio 13.- Un jugador juega en un único equipo, y el equipo es entrenado por un sólo entrenador; pero un </text:p>
            <text:p>entrenador puede entrenar varios equipos, y un equipo está formado por varios jugadores. Del jugador nos interesa su </text:p>
            <text:p>Dni, número de dorsal y nombre; del equipo el nombre (único) y la ciudad de dónde es; del entrenador se almacenará su </text:p>
            <text:p>código de entrenador, nombre y la edad.</text:p>
          </draw:text-box>
        </draw:frame>
        <draw:rect draw:style-name="gr18" draw:text-style-name="P5" draw:layer="layout" svg:width="6cm" svg:height="1.5cm" svg:x="2cm" svg:y="7.5cm">
          <text:p text:style-name="P5">Jugador</text:p>
        </draw:rect>
        <draw:rect draw:style-name="gr18" draw:text-style-name="P5" xml:id="id30" draw:id="id30" draw:layer="layout" svg:width="6cm" svg:height="1.5cm" svg:x="10.5cm" svg:y="15cm">
          <text:p text:style-name="P5">Equipo</text:p>
        </draw:rect>
        <draw:rect draw:style-name="gr18" draw:text-style-name="P5" draw:layer="layout" svg:width="6.5cm" svg:height="2cm" svg:x="1.5cm" svg:y="20cm">
          <text:p text:style-name="P5">Entrenador</text:p>
        </draw:rect>
        <draw:rect draw:style-name="gr27" draw:text-style-name="P5" xml:id="id28" draw:id="id28" draw:layer="layout" svg:width="6cm" svg:height="4cm" svg:x="2cm" svg:y="9cm">
          <text:p text:style-name="P5">DNI</text:p>
          <text:p text:style-name="P5">num_dorsal</text:p>
          <text:p text:style-name="P5">nombre</text:p>
        </draw:rect>
        <draw:rect draw:style-name="gr27" draw:text-style-name="P5" xml:id="id31" draw:id="id31" draw:layer="layout" svg:width="6cm" svg:height="4cm" svg:x="10.5cm" svg:y="16.5cm">
          <text:p text:style-name="P5">Nombre</text:p>
          <text:p text:style-name="P5">Ciudad</text:p>
        </draw:rect>
        <draw:rect draw:style-name="gr27" draw:text-style-name="P5" xml:id="id33" draw:id="id33" draw:layer="layout" svg:width="6.5cm" svg:height="4cm" svg:x="1.5cm" svg:y="22cm">
          <text:p text:style-name="P5">cod_ent</text:p>
          <text:p text:style-name="P5">Nombre</text:p>
          <text:p text:style-name="P5">Edad</text:p>
        </draw:rect>
        <draw:custom-shape draw:style-name="gr20" draw:text-style-name="P5" xml:id="id29" draw:id="id29" draw:layer="layout" svg:width="5cm" svg:height="2cm" svg:x="11cm" svg:y="10cm">
          <text:p text:style-name="P5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xml:id="id32" draw:id="id32" draw:layer="layout" svg:width="5cm" svg:height="2cm" svg:x="11cm" svg:y="23cm">
          <text:p text:style-name="P5">Entren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8cm" svg:y1="11cm" svg:x2="11cm" svg:y2="11cm" draw:start-shape="id28" draw:start-glue-point="1" draw:end-shape="id29" draw:end-glue-point="5" svg:d="M8000 11000h3000">
          <text:p/>
        </draw:connector>
        <draw:connector draw:style-name="gr21" draw:text-style-name="P5" draw:layer="layout" svg:x1="13.5cm" svg:y1="12cm" svg:x2="13.5cm" svg:y2="15cm" draw:start-shape="id29" draw:start-glue-point="6" draw:end-shape="id30" draw:end-glue-point="0" svg:d="M13500 12000v3000">
          <text:p/>
        </draw:connector>
        <draw:connector draw:style-name="gr21" draw:text-style-name="P5" draw:layer="layout" svg:x1="13.5cm" svg:y1="20.5cm" svg:x2="13.5cm" svg:y2="23cm" draw:start-shape="id31" draw:start-glue-point="2" draw:end-shape="id32" draw:end-glue-point="4" svg:d="M13500 20500v2500">
          <text:p/>
        </draw:connector>
        <draw:connector draw:style-name="gr21" draw:text-style-name="P5" draw:layer="layout" svg:x1="11cm" svg:y1="24cm" svg:x2="8cm" svg:y2="24cm" draw:start-shape="id32" draw:start-glue-point="5" draw:end-shape="id33" draw:end-glue-point="1" svg:d="M11000 24000h-3000">
          <text:p/>
        </draw:connector>
        <draw:frame draw:style-name="gr24" draw:text-style-name="P4" draw:layer="layout" svg:width="2cm" svg:height="1cm" svg:x="8cm" svg:y="10cm">
          <draw:text-box>
            <text:p>(1,1)</text:p>
          </draw:text-box>
        </draw:frame>
        <draw:frame draw:style-name="gr24" draw:text-style-name="P4" draw:layer="layout" svg:width="1.5cm" svg:height="1cm" svg:x="8.5cm" svg:y="11cm">
          <draw:text-box>
            <text:p>N</text:p>
          </draw:text-box>
        </draw:frame>
        <draw:frame draw:style-name="gr24" draw:text-style-name="P4" draw:layer="layout" svg:width="2cm" svg:height="1cm" svg:x="13.5cm" svg:y="14cm">
          <draw:text-box>
            <text:p>(1,N)</text:p>
          </draw:text-box>
        </draw:frame>
        <draw:frame draw:style-name="gr24" draw:text-style-name="P4" draw:layer="layout" svg:width="1cm" svg:height="1cm" svg:x="12.5cm" svg:y="14cm">
          <draw:text-box>
            <text:p>1</text:p>
          </draw:text-box>
        </draw:frame>
        <draw:frame draw:style-name="gr24" draw:text-style-name="P4" draw:layer="layout" svg:width="1.5cm" svg:height="1cm" svg:x="12.5cm" svg:y="20.5cm">
          <draw:text-box>
            <text:p>N</text:p>
          </draw:text-box>
        </draw:frame>
        <draw:frame draw:style-name="gr24" draw:text-style-name="P4" draw:layer="layout" svg:width="2cm" svg:height="1cm" svg:x="13.5cm" svg:y="20.5cm">
          <draw:text-box>
            <text:p>(1,1)</text:p>
          </draw:text-box>
        </draw:frame>
        <draw:frame draw:style-name="gr24" draw:text-style-name="P4" draw:layer="layout" svg:width="2cm" svg:height="1cm" svg:x="8cm" svg:y="23cm">
          <draw:text-box>
            <text:p>(1,N)</text:p>
          </draw:text-box>
        </draw:frame>
        <draw:frame draw:style-name="gr24" draw:text-style-name="P4" draw:layer="layout" svg:width="1cm" svg:height="1cm" svg:x="8.5cm" svg:y="24cm">
          <draw:text-box>
            <text:p>1</text:p>
          </draw:text-box>
        </draw:frame>
      </draw:page>
      <draw:page draw:name="page10" draw:style-name="dp1" draw:master-page-name="Default">
        <draw:frame draw:style-name="gr9" draw:layer="layout" svg:width="19cm" svg:height="3.811cm" svg:x="1cm" svg:y="1cm">
          <draw:text-box>
            <text:p>Ejercicio 14.- Un soldado (Dni, nombre, rango, fecha ingreso) pertenece a una determinada compañía (número, </text:p>
            <text:p>nombre y actividad). El soldado está en un único cuartel (número de cuartel, nombre, dirección y teléfono) y en un </text:p>
            <text:p>cuartel puede haber varios soldados.</text:p>
          </draw:text-box>
        </draw:frame>
        <draw:rect draw:style-name="gr1" draw:text-style-name="P1" draw:layer="layout" svg:width="6cm" svg:height="1cm" svg:x="7cm" svg:y="7.5cm">
          <text:p text:style-name="P1">Soldado</text:p>
        </draw:rect>
        <draw:rect draw:style-name="gr1" draw:text-style-name="P1" draw:layer="layout" svg:width="6cm" svg:height="1cm" svg:x="7cm" svg:y="14.5cm">
          <text:p text:style-name="P1">Cuartel</text:p>
        </draw:rect>
        <draw:rect draw:style-name="gr33" draw:text-style-name="P1" xml:id="id34" draw:id="id34" draw:layer="layout" svg:width="6cm" svg:height="4cm" svg:x="7cm" svg:y="8.5cm">
          <text:p text:style-name="P1"><text:span text:style-name="T1">DNI</text:span></text:p>
          <text:p text:style-name="P1">Nombre</text:p>
          <text:p text:style-name="P1">Rango</text:p>
          <text:p text:style-name="P1">f_ingreso</text:p>
        </draw:rect>
        <draw:rect draw:style-name="gr33" draw:text-style-name="P1" xml:id="id38" draw:id="id38" draw:layer="layout" svg:width="6cm" svg:height="4cm" svg:x="7cm" svg:y="15.5cm">
          <text:p text:style-name="P1"><text:span text:style-name="T1">Id</text:span></text:p>
          <text:p text:style-name="P1">Nombre</text:p>
          <text:p text:style-name="P1">Direccion</text:p>
          <text:p text:style-name="P1">Teléfono</text:p>
        </draw:rect>
        <draw:rect draw:style-name="gr1" draw:text-style-name="P1" draw:layer="layout" svg:width="6cm" svg:height="1cm" svg:x="7cm" svg:y="20.5cm">
          <text:p text:style-name="P1">Compañia</text:p>
        </draw:rect>
        <draw:rect draw:style-name="gr33" draw:text-style-name="P1" xml:id="id36" draw:id="id36" draw:layer="layout" svg:width="6cm" svg:height="4cm" svg:x="7cm" svg:y="21.5cm">
          <text:p text:style-name="P1"><text:span text:style-name="T1">Id</text:span></text:p>
          <text:p text:style-name="P1">Nombre</text:p>
          <text:p text:style-name="P1">Actividad</text:p>
        </draw:rect>
        <draw:custom-shape draw:style-name="gr3" draw:text-style-name="P1" xml:id="id35" draw:id="id35" draw:layer="layout" svg:width="5cm" svg:height="2cm" svg:x="1cm" svg:y="15.5cm">
          <text:p text:style-name="P1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draw:layer="layout" svg:x1="7cm" svg:y1="10.5cm" svg:x2="3.5cm" svg:y2="15.5cm" draw:start-shape="id34" draw:start-glue-point="3" draw:end-shape="id35" draw:end-glue-point="4" svg:d="M7000 10500h-3500v5000">
          <text:p/>
        </draw:connector>
        <draw:connector draw:style-name="gr35" draw:text-style-name="P1" draw:layer="layout" svg:x1="3.5cm" svg:y1="17.5cm" svg:x2="7cm" svg:y2="23.5cm" draw:start-shape="id35" draw:start-glue-point="6" draw:end-shape="id36" draw:end-glue-point="3" svg:d="M3500 17500v6000h3500">
          <text:p/>
        </draw:connector>
        <draw:custom-shape draw:style-name="gr3" draw:text-style-name="P1" xml:id="id37" draw:id="id37" draw:layer="layout" svg:width="4.5cm" svg:height="2cm" svg:x="15cm" svg:y="12.5cm">
          <text:p text:style-name="P1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cm" svg:y1="10.5cm" svg:x2="17.25cm" svg:y2="12.5cm" draw:start-shape="id34" draw:start-glue-point="1" draw:end-shape="id37" draw:end-glue-point="4" svg:d="M13000 10500h4250v2000">
          <text:p/>
        </draw:connector>
        <draw:connector draw:style-name="gr4" draw:text-style-name="P1" draw:layer="layout" svg:x1="17.25cm" svg:y1="14.5cm" svg:x2="13cm" svg:y2="17.5cm" draw:start-shape="id37" draw:start-glue-point="6" draw:end-shape="id38" draw:end-glue-point="1" svg:d="M17250 14500v3000h-4250">
          <text:p/>
        </draw:connector>
        <draw:frame draw:style-name="gr5" draw:layer="layout" svg:width="1cm" svg:height="1cm" svg:x="6cm" svg:y="9.5cm">
          <draw:text-box>
            <text:p>N</text:p>
          </draw:text-box>
        </draw:frame>
        <draw:frame draw:style-name="gr5" draw:layer="layout" svg:width="1.5cm" svg:height="1cm" svg:x="5.5cm" svg:y="22.5cm">
          <draw:text-box>
            <text:p>1</text:p>
          </draw:text-box>
        </draw:frame>
        <draw:frame draw:style-name="gr5" draw:layer="layout" svg:width="2cm" svg:height="1cm" svg:x="5cm" svg:y="10.5cm">
          <draw:text-box>
            <text:p>(1,1)</text:p>
          </draw:text-box>
        </draw:frame>
        <draw:frame draw:style-name="gr5" draw:layer="layout" svg:width="2cm" svg:height="1cm" svg:x="5cm" svg:y="23.5cm">
          <draw:text-box>
            <text:p>(1,N)</text:p>
          </draw:text-box>
        </draw:frame>
        <draw:frame draw:style-name="gr5" draw:layer="layout" svg:width="1.5cm" svg:height="1cm" svg:x="13cm" svg:y="9.5cm">
          <draw:text-box>
            <text:p>N</text:p>
          </draw:text-box>
        </draw:frame>
        <draw:frame draw:style-name="gr5" draw:layer="layout" svg:width="1.5cm" svg:height="1cm" svg:x="13cm" svg:y="16.5cm">
          <draw:text-box>
            <text:p>1</text:p>
          </draw:text-box>
        </draw:frame>
        <draw:frame draw:style-name="gr5" draw:layer="layout" svg:width="2cm" svg:height="1cm" svg:x="13cm" svg:y="17.5cm">
          <draw:text-box>
            <text:p>(1,N)</text:p>
          </draw:text-box>
        </draw:frame>
        <draw:frame draw:style-name="gr5" draw:layer="layout" svg:width="2cm" svg:height="1cm" svg:x="13cm" svg:y="10.5cm">
          <draw:text-box>
            <text:p>(1,1)</text:p>
          </draw:text-box>
        </draw:frame>
      </draw:page>
      <draw:page draw:name="page11" draw:style-name="dp1" draw:master-page-name="Default">
        <draw:frame draw:style-name="gr7" draw:layer="layout" svg:width="19cm" svg:height="5.947cm" svg:x="1cm" svg:y="1cm">
          <draw:text-box>
            <text:p>Ejercicio 15.- Se desea almacenar información sobre buques petroleros y las refinerías donde éstos realizan </text:p>
            <text:p>operaciones de descarga de crudo. Un buque puede descargar combustible en cierta cantidad y en una determinada </text:p>
            <text:p>fecha en una de varias refinerías. En una misma refinería pueden descargar varios buques. Los buques se identifican </text:p>
            <text:p>mediante una matrícula naval y las refinerías mediante un código. </text:p>
            <text:p/>
          </draw:text-box>
        </draw:frame>
        <draw:rect draw:style-name="gr1" draw:text-style-name="P1" draw:layer="layout" svg:width="7cm" svg:height="1.5cm" svg:x="6.5cm" svg:y="8cm">
          <text:p text:style-name="P1">Buque</text:p>
        </draw:rect>
        <draw:rect draw:style-name="gr1" draw:text-style-name="P1" xml:id="id41" draw:id="id41" draw:layer="layout" svg:width="7cm" svg:height="1.5cm" svg:x="6.5cm" svg:y="22.5cm">
          <text:p text:style-name="P1">Refineria</text:p>
        </draw:rect>
        <draw:rect draw:style-name="gr33" draw:text-style-name="P3" xml:id="id39" draw:id="id39" draw:layer="layout" svg:width="7cm" svg:height="2.5cm" svg:x="6.5cm" svg:y="9.5cm">
          <text:p text:style-name="P1"><text:span text:style-name="T1">Matricula</text:span></text:p>
          <text:p text:style-name="P1"><text:span text:style-name="T2"/></text:p>
        </draw:rect>
        <draw:rect draw:style-name="gr33" draw:text-style-name="P3" draw:layer="layout" svg:width="7cm" svg:height="2cm" svg:x="6.5cm" svg:y="24cm">
          <text:p text:style-name="P1"><text:span text:style-name="T1">Id</text:span></text:p>
        </draw:rect>
        <draw:custom-shape draw:style-name="gr36" draw:text-style-name="P1" xml:id="id40" draw:id="id40" draw:layer="layout" svg:width="7cm" svg:height="2.5cm" svg:x="6.5cm" svg:y="16cm">
          <text:p text:style-name="P1">Carga</text:p>
          <text:p text:style-name="P1">Descarg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1" draw:layer="layout" svg:x1="10cm" svg:y1="12cm" svg:x2="10cm" svg:y2="16cm" draw:start-shape="id39" draw:start-glue-point="2" draw:end-shape="id40" draw:end-glue-point="4" svg:d="M10000 12000v4000">
          <text:p/>
        </draw:connector>
        <draw:connector draw:style-name="gr4" draw:text-style-name="P1" draw:layer="layout" svg:x1="10cm" svg:y1="18.5cm" svg:x2="10cm" svg:y2="22.5cm" draw:start-shape="id40" draw:start-glue-point="6" draw:end-shape="id41" draw:end-glue-point="0" svg:d="M10000 18500v4000">
          <text:p/>
        </draw:connector>
        <draw:ellipse draw:style-name="gr1" draw:text-style-name="P3" xml:id="id42" draw:id="id42" draw:layer="layout" svg:width="4cm" svg:height="1.5cm" svg:x="13cm" svg:y="14.5cm">
          <text:p text:style-name="P3"><text:span text:style-name="T1">FECHA</text:span></text:p>
        </draw:ellipse>
        <draw:connector draw:style-name="gr38" draw:text-style-name="P1" draw:layer="layout" svg:x1="13.5cm" svg:y1="17.25cm" svg:x2="13cm" svg:y2="15.25cm" draw:start-shape="id40" draw:start-glue-point="7" draw:end-shape="id42" draw:end-glue-point="3" svg:d="M13500 17250h4001v-3251h-5002v1251h501">
          <text:p/>
        </draw:connector>
        <draw:frame draw:style-name="gr5" draw:layer="layout" svg:width="2cm" svg:height="1cm" svg:x="10cm" svg:y="21.5cm">
          <draw:text-box>
            <text:p>(1,N)</text:p>
          </draw:text-box>
        </draw:frame>
        <draw:frame draw:style-name="gr5" draw:layer="layout" svg:width="2cm" svg:height="1cm" svg:x="10cm" svg:y="12cm">
          <draw:text-box>
            <text:p>(1,N)</text:p>
          </draw:text-box>
        </draw:frame>
        <draw:frame draw:style-name="gr5" draw:layer="layout" svg:width="1cm" svg:height="1cm" svg:x="9cm" svg:y="12cm">
          <draw:text-box>
            <text:p>N</text:p>
          </draw:text-box>
        </draw:frame>
        <draw:frame draw:style-name="gr5" draw:layer="layout" svg:width="1cm" svg:height="1cm" svg:x="9cm" svg:y="21.5cm">
          <draw:text-box>
            <text:p>1</text:p>
          </draw:text-box>
        </draw:frame>
        <draw:ellipse draw:style-name="gr1" draw:text-style-name="P1" xml:id="id43" draw:id="id43" draw:layer="layout" svg:width="4cm" svg:height="1.5cm" svg:x="13cm" svg:y="19cm">
          <text:p text:style-name="P1">Cantidad</text:p>
        </draw:ellipse>
        <draw:connector draw:style-name="gr38" draw:text-style-name="P1" draw:layer="layout" svg:x1="17cm" svg:y1="19.75cm" svg:x2="13.5cm" svg:y2="17.25cm" draw:start-shape="id43" draw:start-glue-point="1" draw:end-shape="id40" draw:end-glue-point="7" svg:d="M17000 19750h501v-2500h-4001">
          <text:p/>
        </draw:connector>
        <draw:path draw:style-name="gr39" draw:text-style-name="P1" draw:layer="layout" svg:width="4.791cm" svg:height="2.183cm" svg:x="12.646cm" svg:y="14.174cm" svg:viewBox="0 0 4792 2184" svg:d="M2322 38c-379 12-762-45-1134 38-400 90-977 62-1097 567-87 366-181 826 76 1134 268 321 750 250 1134 340 371 87 755 32 1134 38 376 5 761 62 1134 0 445-74 1001-285 1134-718 116-376 219-878-378-1096-379-138-756-203-1134-303l-378-38h-378-227z">
          <text:p/>
        </draw:path>
        <draw:path draw:style-name="gr39" draw:text-style-name="P1" draw:layer="layout" svg:width="4.961cm" svg:height="2.327cm" svg:x="12.5cm" svg:y="18.5cm" svg:viewBox="0 0 4962 2328" svg:d="M3064 200c-405-61-800-209-1212-183s-877-143-1212 219c-291 316-461 695-606 1101-181 510 401 680 768 807 402 139 804 190 1212 184 416-7 831-26 1252-37 448-13 821-191 1212-330 506-181 480-708 484-1101 5-528-673-434-1050-550l-404-37-404-73-121-36z">
          <text:p/>
        </draw:path>
      </draw:page>
      <draw:page draw:name="page12" draw:style-name="dp1" draw:master-page-name="Default">
        <draw:frame draw:style-name="gr40" draw:layer="layout" svg:width="19cm" svg:height="3.811cm" svg:x="1cm" svg:y="1cm">
          <draw:text-box>
            <text:p>Ejercicio 16.- Se desea almacenar información sobre personas y sus viviendas en propiedad. Supondremos que una </text:p>
            <text:p>vivienda tan solo puede pertenecer a una persona y que no toda persona debe ser obligatoriamente propietaria de al </text:p>
            <text:p>menos una vivienda</text:p>
          </draw:text-box>
        </draw:frame>
        <draw:rect draw:style-name="gr1" draw:text-style-name="P1" draw:layer="layout" svg:width="6cm" svg:height="1.5cm" svg:x="6.5cm" svg:y="7.5cm">
          <text:p text:style-name="P1">Persona</text:p>
        </draw:rect>
        <draw:rect draw:style-name="gr1" draw:text-style-name="P1" xml:id="id46" draw:id="id46" draw:layer="layout" svg:width="6cm" svg:height="1.5cm" svg:x="6.5cm" svg:y="20.5cm">
          <text:p text:style-name="P1">Vivienda</text:p>
        </draw:rect>
        <draw:rect draw:style-name="gr1" draw:text-style-name="P1" xml:id="id44" draw:id="id44" draw:layer="layout" svg:width="6cm" svg:height="2cm" svg:x="6.5cm" svg:y="9cm">
          <text:p text:style-name="P1">Id</text:p>
        </draw:rect>
        <draw:custom-shape draw:style-name="gr36" draw:text-style-name="P1" xml:id="id45" draw:id="id45" draw:layer="layout" svg:width="5cm" svg:height="2cm" svg:x="7cm" svg:y="14.5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1" draw:layer="layout" svg:x1="9.5cm" svg:y1="11cm" svg:x2="9.5cm" svg:y2="14.5cm" draw:start-shape="id44" draw:start-glue-point="2" draw:end-shape="id45" draw:end-glue-point="4" svg:d="M9500 11000v3500">
          <text:p/>
        </draw:connector>
        <draw:connector draw:style-name="gr4" draw:text-style-name="P1" draw:layer="layout" svg:x1="9.5cm" svg:y1="16.5cm" svg:x2="9.5cm" svg:y2="20.5cm" draw:start-shape="id45" draw:start-glue-point="6" draw:end-shape="id46" draw:end-glue-point="0" svg:d="M9500 16500v4000">
          <text:p/>
        </draw:connector>
        <draw:rect draw:style-name="gr1" draw:text-style-name="P1" draw:layer="layout" svg:width="6cm" svg:height="2cm" svg:x="6.5cm" svg:y="22cm">
          <text:p text:style-name="P1">Id</text:p>
        </draw:rect>
        <draw:frame draw:style-name="gr5" draw:layer="layout" svg:width="2cm" svg:height="1cm" svg:x="9.5cm" svg:y="19.5cm">
          <draw:text-box>
            <text:p>(1,1)</text:p>
          </draw:text-box>
        </draw:frame>
        <draw:frame draw:style-name="gr5" draw:layer="layout" svg:width="0.5cm" svg:height="1cm" svg:x="8.5cm" svg:y="19.5cm">
          <draw:text-box>
            <text:p>N</text:p>
          </draw:text-box>
        </draw:frame>
        <draw:frame draw:style-name="gr5" draw:layer="layout" svg:width="2cm" svg:height="1cm" svg:x="9.5cm" svg:y="11cm">
          <draw:text-box>
            <text:p>(0,N)</text:p>
          </draw:text-box>
        </draw:frame>
        <draw:frame draw:style-name="gr5" draw:layer="layout" svg:width="1cm" svg:height="1cm" svg:x="8.5cm" svg:y="11cm">
          <draw:text-box>
            <text:p>1</text:p>
          </draw:text-box>
        </draw:frame>
      </draw:page>
      <draw:page draw:name="page13" draw:style-name="dp1" draw:master-page-name="Default">
        <draw:frame draw:style-name="gr41" draw:layer="layout" svg:width="19cm" svg:height="10.931cm" svg:x="1cm" svg:y="1cm">
          <draw:text-box>
            <text:p>Ejercicio 17.- Vamos a modelar unas pequeñas situaciones referentes a un hospital: </text:p>
            <text:p><text:s/>o Los pacientes que son ingresados se curan en las camas (un paciente sólo puede ocupar una cama y en una </text:p>
            <text:p><text:s/>cama sólo puede estar un paciente, en una fecha concreta) Del paciente interesa su DNI, Nº de historial, nombre </text:p>
            <text:p><text:s/>y dolencia; de la cama un número. </text:p>
            <text:p><text:s/>o El personal sanitario atiende a los pacientes. Un paciente puede ser atendido por varios sanitarios y un </text:p>
            <text:p><text:s/>sanitario, normalmente, atenderá a varios pacientes. Del personal sanitario se guardará su número de colegiado, </text:p>
            <text:p><text:s/>dni, nombre, especialidad y antigüedad. De la interrelación paciente-sanitario es interesante almacenar la fecha </text:p>
            <text:p><text:s/>de ingreso y fecha de alta. </text:p>
            <text:p/>
          </draw:text-box>
        </draw:frame>
        <draw:rect draw:style-name="gr1" draw:text-style-name="P1" xml:id="id51" draw:id="id51" draw:layer="layout" svg:width="3.5cm" svg:height="1cm" svg:x="8.5cm" svg:y="22.5cm">
          <text:p text:style-name="P1">Paciente</text:p>
        </draw:rect>
        <draw:rect draw:style-name="gr1" draw:text-style-name="P1" xml:id="id49" draw:id="id49" draw:layer="layout" svg:width="3.5cm" svg:height="1cm" svg:x="8.5cm" svg:y="12.5cm">
          <text:p text:style-name="P1">Cama</text:p>
        </draw:rect>
        <draw:rect draw:style-name="gr1" draw:text-style-name="P1" xml:id="id48" draw:id="id48" draw:layer="layout" svg:width="3.5cm" svg:height="1cm" svg:x="8.5cm" svg:y="18.5cm">
          <text:p text:style-name="P1">Personal</text:p>
        </draw:rect>
        <draw:custom-shape draw:style-name="gr36" draw:text-style-name="P1" xml:id="id50" draw:id="id50" draw:layer="layout" svg:width="3cm" svg:height="1.5cm" svg:x="2cm" svg:y="18cm">
          <text:p text:style-name="P1">Ocup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47" draw:id="id47" draw:layer="layout" svg:width="3cm" svg:height="1.5cm" svg:x="13.5cm" svg:y="20.5cm">
          <text:p text:style-name="P1">Tr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5cm" svg:y1="20.5cm" svg:x2="12cm" svg:y2="19cm" draw:start-shape="id47" draw:start-glue-point="4" draw:end-shape="id48" draw:end-glue-point="1" svg:d="M15000 20500v-1500h-3000">
          <text:p/>
        </draw:connector>
        <draw:connector draw:style-name="gr38" draw:text-style-name="P1" draw:layer="layout" svg:x1="8.5cm" svg:y1="13cm" svg:x2="3.5cm" svg:y2="18cm" draw:start-shape="id49" draw:start-glue-point="3" draw:end-shape="id50" draw:end-glue-point="4" svg:d="M8500 13000h-5000v5000">
          <text:p/>
        </draw:connector>
        <draw:connector draw:style-name="gr4" draw:text-style-name="P1" draw:layer="layout" svg:x1="3.5cm" svg:y1="19.5cm" svg:x2="8.5cm" svg:y2="23cm" draw:start-shape="id50" draw:start-glue-point="6" draw:end-shape="id51" draw:end-glue-point="3" svg:d="M3500 19500v3500h5000">
          <text:p/>
        </draw:connector>
        <draw:ellipse draw:style-name="gr1" draw:text-style-name="P3" xml:id="id52" draw:id="id52" draw:layer="layout" svg:width="3.5cm" svg:height="1.5cm" svg:x="16.5cm" svg:y="19cm">
          <text:p text:style-name="P3"><text:span text:style-name="T1">F_Ing</text:span></text:p>
        </draw:ellipse>
        <draw:ellipse draw:style-name="gr1" draw:text-style-name="P1" xml:id="id53" draw:id="id53" draw:layer="layout" svg:width="3cm" svg:height="1.5cm" svg:x="17cm" svg:y="22cm">
          <text:p text:style-name="P1">F_Alta</text:p>
        </draw:ellipse>
        <draw:connector draw:style-name="gr38" draw:text-style-name="P1" draw:layer="layout" svg:x1="16.5cm" svg:y1="21.25cm" svg:x2="18.25cm" svg:y2="20.5cm" draw:start-shape="id47" draw:start-glue-point="7" draw:end-shape="id52" draw:end-glue-point="2" svg:d="M16500 21250h1750v-750">
          <text:p/>
        </draw:connector>
        <draw:connector draw:style-name="gr38" draw:text-style-name="P1" draw:layer="layout" svg:x1="16.5cm" svg:y1="21.25cm" svg:x2="18.5cm" svg:y2="22cm" draw:start-shape="id47" draw:start-glue-point="7" draw:end-shape="id53" draw:end-glue-point="0" svg:d="M16500 21250h2000v750">
          <text:p/>
        </draw:connector>
        <draw:connector draw:style-name="gr4" draw:text-style-name="P1" draw:layer="layout" svg:x1="12cm" svg:y1="23cm" svg:x2="15cm" svg:y2="22cm" draw:start-shape="id51" draw:start-glue-point="1" draw:end-shape="id47" draw:end-glue-point="6" svg:d="M12000 23000h3000v-1000">
          <text:p/>
        </draw:connector>
        <draw:frame draw:style-name="gr5" draw:layer="layout" svg:width="1cm" svg:height="1cm" svg:x="12cm" svg:y="23cm">
          <draw:text-box>
            <text:p>N</text:p>
          </draw:text-box>
        </draw:frame>
        <draw:frame draw:style-name="gr5" draw:layer="layout" svg:width="2cm" svg:height="1cm" svg:x="12cm" svg:y="22cm">
          <draw:text-box>
            <text:p>(1,N)</text:p>
          </draw:text-box>
        </draw:frame>
        <draw:frame draw:style-name="gr5" draw:layer="layout" svg:width="1cm" svg:height="1cm" svg:x="12cm" svg:y="19cm">
          <draw:text-box>
            <text:p>N</text:p>
          </draw:text-box>
        </draw:frame>
        <draw:frame draw:style-name="gr5" draw:layer="layout" svg:width="2cm" svg:height="1cm" svg:x="12cm" svg:y="18cm">
          <draw:text-box>
            <text:p>(1,N)</text:p>
          </draw:text-box>
        </draw:frame>
        <draw:frame draw:style-name="gr5" draw:layer="layout" svg:width="1cm" svg:height="1cm" svg:x="7.5cm" svg:y="13cm">
          <draw:text-box>
            <text:p>N</text:p>
          </draw:text-box>
        </draw:frame>
        <draw:frame draw:style-name="gr5" draw:layer="layout" svg:width="2cm" svg:height="1cm" svg:x="6.5cm" svg:y="12cm">
          <draw:text-box>
            <text:p>(0,N)</text:p>
          </draw:text-box>
        </draw:frame>
        <draw:frame draw:style-name="gr5" draw:layer="layout" svg:width="1cm" svg:height="1cm" svg:x="7.5cm" svg:y="23cm">
          <draw:text-box>
            <text:p>N</text:p>
          </draw:text-box>
        </draw:frame>
        <draw:frame draw:style-name="gr5" draw:layer="layout" svg:width="2cm" svg:height="1cm" svg:x="6.5cm" svg:y="22cm">
          <draw:text-box>
            <text:p>(1,N)</text:p>
          </draw:text-box>
        </draw:frame>
      </draw:page>
      <draw:page draw:name="page14" draw:style-name="dp1" draw:master-page-name="Default">
        <draw:frame draw:style-name="gr42" draw:layer="layout" svg:width="19cm" svg:height="6.659cm" svg:x="1cm" svg:y="1cm">
          <draw:text-box>
            <text:p>Ejercicio 18.- En un aeropuerto, los técnicos de mantenimiento (Código de empleado, nombre, DNI, fecha de alta, </text:p>
            <text:p>puesto de trabajo) supervisan a los aviones (código del avión, nombre comercial, lugar de origen, lugar de destino). </text:p>
            <text:p>Como un técnico puede supervisar varios aviones y un avión será supervisado por varios técnicos hay que almacenar la </text:p>
            <text:p>fecha y hora de la supervisión y el nombre del vuelo. A los aviones también hay que guardar el número de plazas que </text:p>
            <text:p>tienen.</text:p>
          </draw:text-box>
        </draw:frame>
        <draw:rect draw:style-name="gr1" draw:text-style-name="P1" draw:layer="layout" svg:width="4.5cm" svg:height="1cm" svg:x="8.5cm" svg:y="8.5cm">
          <text:p text:style-name="P1">Técnicos</text:p>
        </draw:rect>
        <draw:rect draw:style-name="gr1" draw:text-style-name="P1" xml:id="id58" draw:id="id58" draw:layer="layout" svg:width="4.5cm" svg:height="1cm" svg:x="8.5cm" svg:y="22cm">
          <text:p text:style-name="P1">Aviones</text:p>
        </draw:rect>
        <draw:custom-shape draw:style-name="gr36" draw:text-style-name="P1" xml:id="id55" draw:id="id55" draw:layer="layout" svg:width="4.5cm" svg:height="1.5cm" svg:x="8.5cm" svg:y="15.5cm">
          <text:p text:style-name="P1">Supervi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xml:id="id57" draw:id="id57" draw:layer="layout" svg:width="4.5cm" svg:height="1.5cm" svg:x="8.5cm" svg:y="9.5cm">
          <text:p text:style-name="P1"><text:span text:style-name="T1">DNI</text:span></text:p>
        </draw:rect>
        <draw:ellipse draw:style-name="gr1" draw:text-style-name="P3" xml:id="id54" draw:id="id54" draw:layer="layout" svg:width="6cm" svg:height="1.5cm" svg:x="14cm" svg:y="15.5cm">
          <text:p text:style-name="P3"><text:span text:style-name="T1">F_H_Supervision</text:span></text:p>
        </draw:ellipse>
        <draw:ellipse draw:style-name="gr1" draw:text-style-name="P1" xml:id="id56" draw:id="id56" draw:layer="layout" svg:width="4cm" svg:height="1.5cm" svg:x="2cm" svg:y="15.5cm">
          <text:p text:style-name="P1">Num_Vuelo</text:p>
        </draw:ellipse>
        <draw:connector draw:style-name="gr39" draw:text-style-name="P1" draw:layer="layout" draw:type="lines" svg:x1="14cm" svg:y1="16.25cm" svg:x2="13cm" svg:y2="16.25cm" draw:start-shape="id54" draw:start-glue-point="3" draw:end-shape="id55" draw:end-glue-point="7" svg:d="M14000 16250h-501 3-502">
          <text:p/>
        </draw:connector>
        <draw:connector draw:style-name="gr39" draw:text-style-name="P1" draw:layer="layout" draw:type="lines" svg:x1="6cm" svg:y1="16.25cm" svg:x2="8.5cm" svg:y2="16.25cm" draw:start-shape="id56" draw:start-glue-point="1" draw:end-shape="id55" draw:end-glue-point="5" svg:d="M6000 16250h501 1498 501">
          <text:p/>
        </draw:connector>
        <draw:connector draw:style-name="gr43" draw:text-style-name="P1" draw:layer="layout" draw:type="lines" svg:x1="10.75cm" svg:y1="11cm" svg:x2="10.75cm" svg:y2="15.5cm" draw:start-shape="id57" draw:start-glue-point="2" draw:end-shape="id55" draw:end-glue-point="4" svg:d="M10750 11000v501 3498 501">
          <text:p/>
        </draw:connector>
        <draw:connector draw:style-name="gr43" draw:text-style-name="P1" draw:layer="layout" draw:type="lines" svg:x1="10.75cm" svg:y1="17cm" svg:x2="10.75cm" svg:y2="22cm" draw:start-shape="id55" draw:start-glue-point="6" draw:end-shape="id58" draw:end-glue-point="0" svg:d="M10750 17000v502 3997 501">
          <text:p/>
        </draw:connector>
        <draw:frame draw:style-name="gr5" draw:layer="layout" svg:width="1cm" svg:height="1cm" svg:x="9.5cm" svg:y="21cm">
          <draw:text-box>
            <text:p>N</text:p>
          </draw:text-box>
        </draw:frame>
        <draw:frame draw:style-name="gr5" draw:layer="layout" svg:width="2cm" svg:height="1cm" svg:x="11cm" svg:y="21cm">
          <draw:text-box>
            <text:p>(0,N)</text:p>
          </draw:text-box>
        </draw:frame>
        <draw:frame draw:style-name="gr5" draw:layer="layout" svg:width="1cm" svg:height="1cm" svg:x="9.5cm" svg:y="11cm">
          <draw:text-box>
            <text:p>N</text:p>
          </draw:text-box>
        </draw:frame>
        <draw:frame draw:style-name="gr5" draw:layer="layout" svg:width="2cm" svg:height="1cm" svg:x="11cm" svg:y="11cm">
          <draw:text-box>
            <text:p>(1,N)</text:p>
          </draw:text-box>
        </draw:frame>
        <draw:path draw:style-name="gr39" draw:text-style-name="P1" draw:layer="layout" svg:width="6.402cm" svg:height="2.046cm" svg:x="13.985cm" svg:y="15.217cm" svg:viewBox="0 0 6403 2047" svg:d="M76 381c266-12 528-74 781-151 257-78 515-157 781-202s537-21 806-25c250-5 503 0 756 0 251 0 504 5 756 0 253-6 503 46 756 76 255 30 505 45 756 101 275 61 508 216 706 478 185 244 302 530 176 756-143 257-477 352-756 454-258 93-512 45-781 101-272 56-555 0-832 0-268 0-539-4-806 0-261 4-523-22-781 25-250 44-504 21-756 25-260 4-529 61-781 0-311-77-527-370-706-630-156-226-105-504-151-756l51-252 75-75z">
          <text:p/>
        </draw:path>
        <draw:rect draw:style-name="gr38" draw:text-style-name="P1" draw:layer="layout" svg:width="4.5cm" svg:height="1.5cm" svg:x="8.5cm" svg:y="2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25M35S</meta:editing-duration>
    <meta:editing-cycles>5</meta:editing-cycles>
    <meta:generator>OpenOffice/4.1.12$Win32 OpenOffice.org_project/4112m1$Build-9809</meta:generator>
    <dc:date>2022-09-27T12:37:31.47</dc:date>
    <meta:document-statistic meta:object-count="222"/>
  </office:meta>
</office:document-meta>
</file>